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3.582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1.9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8"/>
        </table:table-row>
        <table:table-row table:style-name="ro1">
          <table:table-cell office:value-type="string">
            <text:p>StationsUnidimMetroBakM1_3.nlogo</text:p>
          </table:table-cell>
          <table:table-cell table:number-columns-repeated="8"/>
        </table:table-row>
        <table:table-row table:style-name="ro1">
          <table:table-cell office:value-type="string">
            <text:p>experiment limité</text:p>
          </table:table-cell>
          <table:table-cell table:number-columns-repeated="8"/>
        </table:table-row>
        <table:table-row table:style-name="ro1">
          <table:table-cell office:value-type="string">
            <text:p>05/01/2014 21:14:33:891 +0200</text:p>
          </table:table-cell>
          <table:table-cell table:number-columns-repeated="8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5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speed</text:p>
          </table:table-cell>
          <table:table-cell office:value-type="string">
            <text:p>waitingTimeAtStation</text:p>
          </table:table-cell>
          <table:table-cell office:value-type="string">
            <text:p>NumberMetros</text:p>
          </table:table-cell>
          <table:table-cell office:value-type="string">
            <text:p>InjectionFrequency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7050">
            <text:p>705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1345">
            <text:p>134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1235">
            <text:p>123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7623">
            <text:p>7623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2753">
            <text:p>275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3217">
            <text:p>321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4740">
            <text:p>474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1231">
            <text:p>1123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13104">
            <text:p>1310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18592">
            <text:p>1859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20610">
            <text:p>2061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10969">
            <text:p>10969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8977">
            <text:p>18977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32373">
            <text:p>32373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8968">
            <text:p>28968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41190">
            <text:p>41190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32348">
            <text:p>32348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43591">
            <text:p>43591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46738">
            <text:p>46738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speed</text:p>
          </table:table-cell>
          <table:table-cell office:value-type="string">
            <text:p>waitingTimeAtStation</text:p>
          </table:table-cell>
          <table:table-cell office:value-type="string">
            <text:p>NumberMetros</text:p>
          </table:table-cell>
          <table:table-cell office:value-type="string">
            <text:p>InjectionFrequency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  <table:table-cell office:value-type="string">
            <text:p>retard en minut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G37]/60" office:value-type="float" office:value="0.383333333333333">
            <text:p>0,38333333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 table:formula="of:=[.G38]/60" office:value-type="float" office:value="15.3166666666667">
            <text:p>15,3166666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 table:formula="of:=[.G39]/60" office:value-type="float" office:value="44.2833333333333">
            <text:p>44,28333333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4740">
            <text:p>4740</text:p>
          </table:table-cell>
          <table:table-cell office:value-type="float" office:value="6">
            <text:p>6</text:p>
          </table:table-cell>
          <table:table-cell table:formula="of:=[.G40]/60" office:value-type="float" office:value="79">
            <text:p>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1231">
            <text:p>11231</text:p>
          </table:table-cell>
          <table:table-cell office:value-type="float" office:value="28">
            <text:p>28</text:p>
          </table:table-cell>
          <table:table-cell table:formula="of:=[.G41]/60" office:value-type="float" office:value="187.183333333333">
            <text:p>187,183333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8977">
            <text:p>18977</text:p>
          </table:table-cell>
          <table:table-cell office:value-type="float" office:value="68">
            <text:p>68</text:p>
          </table:table-cell>
          <table:table-cell table:formula="of:=[.G42]/60" office:value-type="float" office:value="316.283333333333">
            <text:p>316,28333333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8968">
            <text:p>28968</text:p>
          </table:table-cell>
          <table:table-cell office:value-type="float" office:value="102">
            <text:p>102</text:p>
          </table:table-cell>
          <table:table-cell table:formula="of:=[.G43]/60" office:value-type="float" office:value="482.8">
            <text:p>482,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41190">
            <text:p>41190</text:p>
          </table:table-cell>
          <table:table-cell office:value-type="float" office:value="155">
            <text:p>155</text:p>
          </table:table-cell>
          <table:table-cell table:formula="of:=[.G44]/60" office:value-type="float" office:value="686.5">
            <text:p>686,5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Feuille1.I70" table:end-x="1.843cm" table:end-y="0.424cm" draw:z-index="0" draw:style-name="gr1" draw:text-style-name="P1" svg:width="15.999cm" svg:height="8.999cm" svg:x="0.101cm" svg:y="0.036cm">
              <draw:object draw:notify-on-update-of-ranges="Feuille1.H36:Feuille1.H36 Feuille1.H37:Feuille1.H44 Feuille1.D37:Feuille1.D44 Feuille1.I36:Feuille1.I36 Feuille1.I37:Feuille1.I44 Feuille1.D37:Feuille1.D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/05/2014</text:date>, <text:time>15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2T15:59:13.84</dc:date>
    <dc:creator>Chloé JOLY-POTTUZ</dc:creator>
    <meta:generator>OpenOffice/4.0.0$Win32 OpenOffice.org_project/400m3$Build-9702</meta:generator>
    <meta:editing-duration>PT5M49S</meta:editing-duration>
    <meta:editing-cycles>1</meta:editing-cycles>
    <meta:document-statistic meta:table-count="1" meta:cell-count="2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cm" svg:y="0.316cm" chart:style-name="ch2">
          <text:p>Ligne avec stations unidirectionnelles</text:p>
        </chart:title>
        <chart:subtitle svg:x="0.638cm" svg:y="1.302cm" chart:style-name="ch3">
          <text:p>vitesse = 17 (m/s) ; fréquence = 180s (1 métro toutes les 3 min) ; temps d'arrêt = 45 (s)</text:p>
        </chart:subtitle>
        <chart:legend chart:legend-position="end" svg:x="11.968cm" svg:y="3.946cm" style:legend-expansion="high" chart:style-name="ch4"/>
        <chart:plot-area chart:style-name="ch5" table:cell-range-address="Feuille1.D37:Feuille1.D44 Feuille1.H36:Feuille1.I44" chart:data-source-has-labels="row" svg:x="1.321cm" svg:y="2.339cm" svg:width="10.007cm" svg:height="5.51cm">
          <chartooo:coordinate-region svg:x="2.144cm" svg:y="2.541cm" svg:width="8.992cm" svg:height="4.655cm"/>
          <chart:axis chart:dimension="x" chart:name="primary-x" chart:style-name="ch6">
            <chart:title svg:x="4.997cm" svg:y="8.029cm" chart:style-name="ch7">
              <text:p>nombre de métros</text:p>
            </chart:title>
          </chart:axis>
          <chart:axis chart:dimension="y" chart:name="primary-y" chart:style-name="ch6">
            <chart:title svg:x="0.451cm" svg:y="7.3cm" chart:style-name="ch8">
              <text:p>conflits (unités) et retards (min)</text:p>
            </chart:title>
            <chart:grid chart:style-name="ch9" chart:class="major"/>
          </chart:axis>
          <chart:series chart:style-name="ch10" chart:values-cell-range-address="Feuille1.H37:Feuille1.H44" chart:label-cell-address="Feuille1.H36:Feuille1.H36" chart:class="chart:scatter">
            <chart:domain table:cell-range-address="Feuille1.D37:Feuille1.D44"/>
            <chart:data-point chart:repeated="8"/>
          </chart:series>
          <chart:series chart:style-name="ch11" chart:values-cell-range-address="Feuille1.I37:Feuille1.I44" chart:label-cell-address="Feuille1.I36:Feuille1.I36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nflicts</text:p>
                <draw:g>
                  <svg:desc>Feuille1.H36:Feuille1.H36</svg:desc>
                </draw:g>
              </table:table-cell>
              <table:table-cell office:value-type="string">
                <text:p>retard en minutes</text:p>
                <draw:g>
                  <svg:desc>Feuille1.I36:Feuille1.I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D37:Feuille1.D44</svg:desc>
                </draw:g>
              </table:table-cell>
              <table:table-cell office:value-type="float" office:value="0">
                <text:p>0</text:p>
                <draw:g>
                  <svg:desc>Feuille1.H37:Feuille1.H44</svg:desc>
                </draw:g>
              </table:table-cell>
              <table:table-cell office:value-type="float" office:value="0.383333333333333">
                <text:p>0.383333333333333</text:p>
                <draw:g>
                  <svg:desc>Feuille1.I37:Feuille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.3166666666667">
                <text:p>15.3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4.2833333333333">
                <text:p>44.2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87.183333333333">
                <text:p>187.1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316.283333333333">
                <text:p>316.2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482.8">
                <text:p>48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686.5">
                <text:p>68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